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2" style:family="table-cell" style:parent-style-name="Default" style:data-style-name="N100"/>
    <style:style style:name="ce6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6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Feb <text:s/>2 11:06:14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2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stg_bin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2-03T16:14:38.641965026</dc:date>
    <meta:editing-duration>PT4H22M6S</meta:editing-duration>
    <meta:editing-cycles>54</meta:editing-cycles>
    <meta:generator>LibreOffice/7.4.5.1$Linux_X86_64 LibreOffice_project/40$Build-1</meta:generator>
    <meta:document-statistic meta:table-count="10" meta:cell-count="1059" meta:object-count="1"/>
  </office:meta>
</office:document-meta>
</file>